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modern" style:font-pitch="fixed" style:name="Terminal" svg:font-family="Terminal"/>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Century1"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paragraph" style:name="a2877ad" style:parent-style-name="Default_20_Text">
      <style:text-properties fo:background-color="transparent" fo:font-size="16.0pt" fo:font-style="italic" fo:font-weight="bold" style:font-name="Times New Roman" style:font-style-asian="italic" style:font-style-complex="italic"/>
    </style:style>
    <style:style style:family="paragraph" style:name="a7b6e52" style:parent-style-name="Default_20_Text">
      <style:text-properties fo:background-color="transparent" fo:font-size="16.0pt" fo:font-style="italic" fo:font-weight="bold" style:font-name="Times New Roman" style:font-style-asian="italic" style:font-style-complex="italic"/>
    </style:style>
    <style:style style:family="text" style:name="a1b2215">
      <style:text-properties fo:font-size="18.0pt" fo:font-style="italic" fo:font-weight="bold" style:font-size-asian="18.0pt" style:font-style-asian="italic" style:font-style-complex="italic" style:font-weight-asian="bold" style:font-weight-complex="bold"/>
    </style:style>
    <style:style style:family="paragraph" style:name="af1fb5b" style:parent-style-name="Default_20_Text">
      <style:text-properties fo:font-size="18.0pt" fo:font-style="italic" fo:font-weight="bold" style:font-size-asian="18.0pt" style:font-style-asian="italic" style:font-style-complex="italic" style:font-weight-asian="bold" style:font-weight-complex="bold"/>
    </style:style>
    <style:style style:family="text" style:name="afb8bbb">
      <style:text-properties fo:font-style="italic" fo:font-weight="bold" style:font-style-asian="italic" style:font-style-complex="italic" style:font-weight-asian="bold" style:font-weight-complex="bold"/>
    </style:style>
    <style:style style:family="text" style:name="ad40d9f">
      <style:text-properties fo:font-style="normal" fo:font-weight="bold" style:font-style-asian="normal" style:font-style-complex="normal" style:font-weight-asian="bold" style:font-weight-complex="bold"/>
    </style:style>
    <style:style style:family="text" style:name="a3b90d4">
      <style:text-properties fo:font-style="normal" fo:font-weight="normal" style:font-style-asian="normal" style:font-style-complex="normal" style:font-weight-asian="normal" style:font-weight-complex="normal"/>
    </style:style>
    <style:style style:family="text" style:name="a4d3dc8">
      <style:text-properties fo:font-style="italic" fo:font-weight="normal" style:font-style-asian="italic" style:font-style-complex="italic" style:font-weight-asian="normal" style:font-weight-complex="normal"/>
    </style:style>
    <style:style style:family="text" style:name="ae0f405">
      <style:text-properties fo:font-style="normal" fo:font-weight="normal" style:font-style-asian="normal" style:font-style-complex="normal" style:font-weight-asian="normal" style:font-weight-complex="normal"/>
    </style:style>
    <style:style style:family="text" style:name="af3e3c1">
      <style:text-properties fo:font-size="18.0pt" style:font-size-asian="18.0pt"/>
    </style:style>
    <style:style style:family="paragraph" style:name="a0063f5" style:parent-style-name="Default_20_Text">
      <style:text-properties fo:font-size="18.0pt" style:font-size-asian="18.0pt"/>
    </style:style>
    <style:style style:family="paragraph" style:name="a2a1a3c" style:parent-style-name="Default_20_Text">
      <style:text-properties fo:font-size="22.0pt" style:font-name="Century1" style:font-name-asian="Century1" style:font-name-complex="Century1" style:font-size-asian="22.0pt"/>
    </style:style>
    <style:style style:family="text" style:name="ad39e76">
      <style:text-properties fo:font-size="18.0pt" style:font-name="Terminal" style:font-name-asian="Terminal" style:font-name-complex="Terminal" style:font-size-asian="18.0pt"/>
    </style:style>
    <style:style style:family="text" style:name="ae18007">
      <style:text-properties fo:font-size="16.0pt" style:font-name="Times New Roman1" style:font-name-asian="Times New Roman1" style:font-name-complex="Times New Roman1" style:font-size-asian="16.0pt"/>
    </style:style>
    <style:style style:family="text" style:name="a235ef1">
      <style:text-properties fo:font-size="14.0pt" style:font-size-asian="14.0pt"/>
    </style:style>
    <style:style style:family="text" style:name="a1149c3">
      <style:text-properties fo:font-weight="bold" style:font-weight-asian="bold" style:font-weight-complex="bold"/>
    </style:style>
    <style:style style:family="text" style:name="a7d5314">
      <style:text-properties fo:font-weight="bold" style:font-weight-asian="bold" style:font-weight-complex="bold"/>
    </style:style>
    <style:style style:family="text" style:name="a8542ee">
      <style:text-properties fo:font-weight="normal" style:font-weight-asian="normal" style:font-weight-complex="normal"/>
    </style:style>
    <style:style style:family="paragraph" style:name="abb1031" style:parent-style-name="Default_20_Text">
      <style:text-properties fo:font-weight="normal" style:font-weight-asian="normal" style:font-weight-complex="normal"/>
    </style:style>
    <style:style style:family="text" style:name="a23cc49">
      <style:text-properties fo:font-weight="bold" style:font-weight-asian="bold" style:font-weight-complex="bold"/>
    </style:style>
    <style:style style:family="text" style:name="a506ef0">
      <style:text-properties fo:font-weight="bold" style:font-weight-asian="bold" style:font-weight-complex="bold"/>
    </style:style>
    <style:style style:family="text" style:name="ace0c2c">
      <style:text-properties fo:font-weight="bold" style:font-weight-asian="bold" style:font-weight-complex="bold"/>
    </style:style>
    <style:style style:family="text" style:name="aba5a99">
      <style:text-properties fo:font-style="italic" fo:font-weight="bold" style:font-style-asian="italic" style:font-style-complex="italic" style:font-weight-asian="bold" style:font-weight-complex="bold"/>
    </style:style>
    <style:style style:family="text" style:name="a75b2b7">
      <style:text-properties fo:font-style="italic" style:font-style-asian="italic" style:font-style-complex="italic"/>
    </style:style>
    <style:style style:family="text" style:name="a7a5733">
      <style:text-properties fo:font-weight="bold" style:font-weight-asian="bold" style:font-weight-complex="bold"/>
    </style:style>
    <style:style style:family="text" style:name="abccc6f">
      <style:text-properties fo:font-style="italic" fo:font-weight="bold" style:font-style-asian="italic" style:font-style-complex="italic" style:font-weight-asian="bold" style:font-weight-complex="bold"/>
    </style:style>
    <style:style style:family="text" style:name="ac25a48">
      <style:text-properties fo:font-size="15.0pt" fo:font-style="italic" fo:font-weight="normal" style:font-name="Bell MT" style:font-style-asian="italic" style:font-style-complex="italic"/>
    </style:style>
    <style:style style:family="text" style:name="a7576d8">
      <style:text-properties fo:font-size="15.0pt" fo:font-style="italic" fo:font-weight="normal" style:font-name="Bell MT"/>
    </style:style>
    <style:style style:family="text" style:name="a3e0f26">
      <style:text-properties fo:font-style="italic" fo:font-weight="normal" style:font-name="Bell MT"/>
    </style:style>
    <style:style style:family="text" style:name="a7c9661">
      <style:text-properties fo:font-weight="bold" style:font-weight-asian="bold" style:font-weight-complex="bold"/>
    </style:style>
    <style:style style:family="text" style:name="a7acc13">
      <style:text-properties fo:font-style="italic" fo:font-weight="bold" style:font-style-asian="italic" style:font-style-complex="italic" style:font-weight-asian="bold" style:font-weight-complex="bold"/>
    </style:style>
    <style:style style:family="text" style:name="a74a41c">
      <style:text-properties fo:font-size="20.0pt" fo:font-style="italic" fo:font-weight="bold" style:font-style-asian="italic" style:font-style-complex="italic" style:font-weight-asian="bold" style:font-weight-complex="bold"/>
    </style:style>
    <style:style style:family="text" style:name="a7f71f1">
      <style:text-properties fo:font-size="20.0pt"/>
    </style:style>
    <style:style style:family="text" style:name="af6afeb">
      <style:text-properties fo:background-color="transparent" style:text-underline-style="solid"/>
    </style:style>
    <style:style style:family="paragraph" style:name="a023e45" style:parent-style-name="Default_20_Text">
      <style:text-properties fo:background-color="transparent" style:text-underline-style="solid"/>
    </style:style>
    <style:style style:family="text" style:name="a532048">
      <style:text-properties fo:font-size="18.0pt" fo:font-style="normal" style:font-name="Calibri"/>
    </style:style>
    <style:style style:family="text" style:name="af4c0eb">
      <style:text-properties fo:font-weight="bold" style:font-weight-asian="bold" style:font-weight-complex="bold"/>
    </style:style>
    <style:style style:family="text" style:name="a8a1759">
      <style:text-properties fo:font-size="13.0pt" fo:font-style="normal" style:font-name="Times New Roman1"/>
    </style:style>
    <style:style style:family="text" style:name="a7839eb">
      <style:text-properties fo:background-color="transparent" fo:font-style="italic" style:font-name="Century"/>
    </style:style>
    <style:style style:family="paragraph" style:name="a4bfb93" style:parent-style-name="Default_20_Text">
      <style:text-properties fo:background-color="transparent" fo:font-style="italic" style:font-name="Century"/>
    </style:style>
    <style:style style:family="paragraph" style:name="aae402b" style:parent-style-name="Default_20_Text">
      <style:text-properties fo:background-color="transparent" fo:font-style="italic" style:font-name="Century"/>
    </style:style>
    <style:style style:family="text" style:name="a972697">
      <style:text-properties fo:font-weight="bold" style:font-weight-asian="bold" style:font-weight-complex="bold"/>
    </style:style>
    <style:style style:family="text" style:name="a25887f">
      <style:text-properties fo:font-style="italic" style:font-style-asian="italic" style:font-style-complex="italic"/>
    </style:style>
    <style:style style:family="text" style:name="a49f714">
      <style:text-properties fo:font-size="8.0pt" style:font-name="Times New Roman1"/>
    </style:style>
    <style:style style:family="text" style:name="aa4a65c">
      <style:text-properties fo:background-color="transparent" style:text-underline-style="solid"/>
    </style:style>
    <style:style style:family="paragraph" style:name="a768163" style:parent-style-name="Default_20_Text">
      <style:text-properties fo:background-color="transparent" style:text-underline-style="solid"/>
    </style:style>
    <style:style style:family="text" style:name="a4a71c9">
      <style:text-properties fo:background-color="transparent" fo:font-style="italic" style:font-name="Century"/>
    </style:style>
    <style:style style:family="text" style:name="a8774d8">
      <style:text-properties fo:font-weight="normal" style:font-weight-asian="normal" style:font-weight-complex="normal"/>
    </style:style>
    <style:style style:family="text" style:name="ad88c18">
      <style:text-properties fo:font-weight="bold" style:font-weight-asian="bold" style:font-weight-complex="bold"/>
    </style:style>
    <style:style style:family="text" style:name="aed5710">
      <style:text-properties fo:font-weight="bold" style:font-weight-asian="bold" style:font-weight-complex="bold"/>
    </style:style>
    <style:style style:family="paragraph" style:name="a6fdf50" style:parent-style-name="Default_20_Text">
      <style:text-properties fo:background-color="transparent" fo:font-size="16.0pt" fo:font-style="italic" fo:font-weight="bold" style:font-name="Times New Roman" style:font-style-asian="italic" style:font-style-complex="italic" style:font-weight-asian="bold" style:font-weight-complex="bold"/>
    </style:style>
    <style:style style:family="paragraph" style:name="ad33cad" style:parent-style-name="Default_20_Text">
      <style:text-properties fo:background-color="transparent" fo:font-size="16.0pt" fo:font-style="italic" fo:font-weight="bold" style:font-name="Times New Roman" style:font-style-asian="italic" style:font-style-complex="italic"/>
    </style:style>
    <style:style style:family="paragraph" style:name="af7e91c" style:parent-style-name="Default_20_Text">
      <style:text-properties/>
    </style:style>
    <style:style style:family="text" style:name="a55142a">
      <style:text-properties fo:background-color="transparent" fo:font-size="8.0pt" style:font-name="Times New Roman1" style:text-underline-style="solid"/>
    </style:style>
    <style:style style:family="text" style:name="a48bd45">
      <style:text-properties fo:background-color="transparent" fo:font-size="8.0pt" style:font-name="Times New Roman1" style:text-underline-style="solid"/>
    </style:style>
    <style:style style:family="paragraph" style:name="a3d2abe" style:parent-style-name="Default_20_Text">
      <style:text-properties/>
    </style:style>
    <style:style style:family="text" style:name="aff0db1">
      <style:text-properties fo:background-color="transparent" fo:font-size="13.0pt" fo:font-style="normal" style:font-name="Times New Roman1"/>
    </style:style>
    <style:style style:family="text" style:name="a49fd4e">
      <style:text-properties fo:background-color="transparent" fo:font-size="13.0pt" fo:font-style="normal" style:font-name="Times New Roman1"/>
    </style:style>
    <style:style style:family="paragraph" style:name="ab7753d" style:parent-style-name="Default_20_Text">
      <style:text-properties/>
    </style:style>
    <style:style style:family="text" style:name="a279b9e">
      <style:text-properties fo:background-color="transparent" fo:font-size="20.0pt" style:text-underline-style="solid"/>
    </style:style>
    <style:style style:family="text" style:name="a038e12">
      <style:text-properties fo:background-color="transparent" fo:font-size="20.0pt" style:text-underline-style="solid"/>
    </style:style>
    <style:style style:family="text" style:name="ace11cc">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bb6ff1">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0d2ba2">
      <style:text-properties fo:background-color="transparent" fo:font-style="italic" fo:font-weight="bold" style:font-style-asian="italic" style:font-style-complex="italic" style:font-weight-asian="bold" style:font-weight-complex="bold" style:text-underline-style="solid"/>
    </style:style>
    <style:style style:family="text" style:name="a608e36">
      <style:text-properties fo:background-color="transparent" fo:font-style="italic" fo:font-weight="bold" style:font-style-asian="italic" style:font-style-complex="italic" style:font-weight-asian="bold" style:font-weight-complex="bold" style:text-underline-style="solid"/>
    </style:style>
    <style:style style:family="text" style:name="a08e09c">
      <style:text-properties fo:background-color="transparent" fo:font-weight="bold" style:font-weight-asian="bold" style:font-weight-complex="bold" style:text-underline-style="solid"/>
    </style:style>
    <style:style style:family="text" style:name="aadf6c8">
      <style:text-properties fo:background-color="transparent" fo:font-weight="bold" style:font-weight-asian="bold" style:font-weight-complex="bold" style:text-underline-style="solid"/>
    </style:style>
    <style:style style:family="paragraph" style:name="afdf488" style:parent-style-name="Default_20_Text">
      <style:text-properties/>
    </style:style>
    <style:style style:family="text" style:name="a82ca61">
      <style:text-properties fo:font-weight="bold" style:font-weight-asian="bold" style:font-weight-complex="bold"/>
    </style:style>
    <style:style style:family="text" style:name="ad5c16e">
      <style:text-properties fo:font-weight="bold" style:font-weight-asian="bold" style:font-weight-complex="bold"/>
    </style:style>
    <style:style style:family="paragraph" style:name="a28cef1" style:parent-style-name="Default_20_Text">
      <style:text-properties/>
    </style:style>
    <style:style style:family="text" style:name="aaba92d">
      <style:text-properties fo:font-size="18.0pt" fo:font-style="normal" fo:font-weight="normal" style:font-size-asian="18.0pt" style:font-style-asian="normal" style:font-style-complex="normal" style:font-weight-asian="normal" style:font-weight-complex="normal"/>
    </style:style>
    <style:style style:family="text" style:name="a825f65">
      <style:text-properties fo:font-size="18.0pt" fo:font-style="normal" fo:font-weight="normal" style:font-size-asian="18.0pt" style:font-style-asian="normal" style:font-style-complex="normal" style:font-weight-asian="normal" style:font-weight-complex="normal"/>
    </style:style>
    <style:style style:family="text" style:name="aa7ec88">
      <style:text-properties fo:font-size="18.0pt" fo:font-style="italic" fo:font-weight="normal" style:font-size-asian="18.0pt" style:font-style-asian="italic" style:font-style-complex="italic" style:font-weight-asian="normal" style:font-weight-complex="normal"/>
    </style:style>
    <style:style style:family="text" style:name="a6dec2b">
      <style:text-properties fo:font-size="18.0pt" fo:font-style="italic" fo:font-weight="normal" style:font-size-asian="18.0pt" style:font-style-asian="italic" style:font-style-complex="italic" style:font-weight-asian="normal" style:font-weight-complex="normal"/>
    </style:style>
  </office:automatic-styles>
  <office:body>
    <office:text>
      <text:p text:style-name="ad33cad">Featured Text</text:p>
      <text:p text:style-name="a6fdf50"/>
      <text:p text:style-name="Default_20_Text"><text:span text:style-name="aed5710">Task1.</text:span>change “bold” to bold font.</text:p>
      <text:p text:style-name="Header">FooterHeader</text:p>
      <text:p text:style-name="Header">FooterHeader</text:p>
      <text:p text:style-name="Header">FooterHeader</text:p>
      <text:p text:style-name="Header"/>
      <text:p text:style-name="Default_20_Text"><text:span text:style-name="ad88c18">Task2.</text:span><text:s/><text:span text:style-name="a8774d8">d</text:span>elete<text:s/><text:span text:style-name="a4a71c9">next</text:span><text:s/>paragraph</text:p>
      <text:p text:style-name="af7e91c"><text:span text:style-name="a48bd45">Hello [de</text:span><text:span text:style-name="a49f714">lete]</text:span>, I<text:s/><text:span text:style-name="a25887f">will</text:span><text:s/>be<text:s/><text:span text:style-name="a972697">delete</text:span><text:s/></text:p>
      <text:p text:style-name="aae402b">haha<text:s/><text:s text:c="2"/>delete</text:p>
      <text:p text:style-name="a3d2abe"><text:span text:style-name="a49fd4e">differ</text:span><text:span text:style-name="a8a1759">ent span in one single word</text:span><text:s/><text:span text:style-name="af4c0eb">de</text:span><text:s/><text:span text:style-name="a532048">le</text:span>te haha</text:p>
      <text:p text:style-name="ab7753d"><text:span text:style-name="af6afeb">He</text:span><text:span text:style-name="a038e12">llo</text:span><text:span text:style-name="af6afeb"><text:s/></text:span><text:span text:style-name="abb6ff1">de</text:span><text:span text:style-name="a608e36">le</text:span><text:span text:style-name="aadf6c8">te</text:span><text:span text:style-name="a7c9661"> th</text:span>is w<text:span text:style-name="a3e0f26">ord<text:s/></text:span><text:span text:style-name="a7576d8">d</text:span><text:span text:style-name="ac25a48">e</text:span><text:span text:style-name="abccc6f">le</text:span><text:span text:style-name="a7a5733">te haha</text:span><text:s/><text:span text:style-name="a75b2b7">de</text:span><text:span text:style-name="aba5a99">l</text:span><text:span text:style-name="ace0c2c">et</text:span>e<text:s/><text:s/>oyeah</text:p>
      <text:p text:style-name="Default_20_Text"><text:span text:style-name="a506ef0">Task3.</text:span>turn “red” to red.</text:p>
      <text:p text:style-name="Header">FooterHeader</text:p>
      <text:p text:style-name="Header">FooterHeader</text:p>
      <text:p text:style-name="Header">FooterHeader</text:p>
      <text:p text:style-name="Default_20_Text"><text:span text:style-name="a23cc49">Task4</text:span>.Delete the repeated item in the following set</text:p>
      <text:p text:style-name="Default_20_Text">{1,2,1,3,4,2,4,5,2,6,8,7,3,9,0}</text:p>
      <text:p text:style-name="Default_20_Text"/>
      <text:p text:style-name="afdf488"><text:span text:style-name="ad5c16e">Task</text:span><text:span text:style-name="a7d5314">5.</text:span>Change the ODFDOM to Odf Toolkit, and bold them<text:s/><text:span text:style-name="a1149c3">FooterHeader</text:span>.</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text:span text:style-name="a235ef1">Arial14 Arial14</text:span><text:s/><text:span text:style-name="ae18007">Roman16 Romanl16</text:span><text:s/><text:span text:style-name="ad39e76">Terminal18</text:span><text:s/></text:p>
      <text:p text:style-name="a2a1a3c">Century22</text:p>
      <text:p text:style-name="a28cef1"><text:span text:style-name="a825f65">Effect<text:s/><text:s/></text:span><text:span text:style-name="a6dec2b">Eff</text:span><text:span text:style-name="a4d3dc8">ect</text:span><text:s/><text:span text:style-name="a3b90d4"><text:s/></text:span><text:span text:style-name="ad40d9f">Effect</text:span><text:s/><text:span text:style-name="afb8bbb">Effect</text:span><text:s/></text:p>
      <text:p text:style-name="af1fb5b"/>
      <text:p text:style-name="Default_20_Text"><text:span text:style-name="a1b2215">Section1 This is a section.</text:span><text:s/></text:p>
      <text:p text:style-name="a7b6e52"/>
      <text:p text:style-name="a2877a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modern" style:font-pitch="fixed" style:name="Terminal" svg:font-family="Terminal"/>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Century1"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Header" style:parent-style-name="Default_20_Text">
      <style:paragraph-properties>
        <style:tab-stops>
          <style:tab-stop style:position="7.62cm" style:type="center"/>
          <style:tab-stop style:position="15.24cm" style:type="right"/>
        </style:tab-stops>
      </style:paragraph-properties>
    </style:style>
    <style:style style:family="paragraph" style:name="Footer" style:parent-style-name="Default_20_Text">
      <style:paragraph-properties>
        <style:tab-stops>
          <style:tab-stop style:position="7.62cm" style:type="center"/>
          <style:tab-stop style:position="15.24cm" style:type="right"/>
        </style:tab-stops>
      </style:paragraph-properties>
    </style: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style style:display-name="Internet link" style:family="text" style:name="Internet_20_link" style:parent-style-name="default_character_style">
      <style:text-properties fo:color="#000080" style:text-underline-style="solid"/>
    </style:style>
    <style:default-style style:family="graphic">
      <style:text-properties fo:country="US" fo:font-size="12.0pt" fo:language="en" style:font-name="Arial" style:font-name-asian="Arial1" style:font-name-complex="Tahoma" style:font-size-asian="12.0pt" style:use-window-font-color="true"/>
    </style:default-style>
  </office:styles>
  <office:automatic-styles/>
  <office:master-styles>
    <style:master-page style:name="Standard">
      <style:header>
        <text:p text:style-name="Header">FooterHeader<text:s/><text:s text:c="2"/>delete</text:p>
      </style:header>
      <style:footer>
        <text:p text:style-name="Header">FooterHeader<text:s/><text:s text:c="2"/>delete</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5</dc:date>
    <meta:editing-cycles>2</meta:editing-cycles>
    <meta:editing-duration>PT0.018S</meta:editing-duration>
  </office:meta>
</office:document-meta>
</file>